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B1000000FAA7E72503960959D6.png" manifest:media-type="image/png"/>
  <manifest:file-entry manifest:full-path="Pictures/100000000000038E000001601ACC0A4DEEE7DA31.png" manifest:media-type="image/png"/>
  <manifest:file-entry manifest:full-path="Pictures/100000000000043E000000FB1EA088ADF29EAC16.png" manifest:media-type="image/png"/>
  <manifest:file-entry manifest:full-path="Pictures/10000000000004410000008DBA6B242B2312357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c8e71" officeooo:paragraph-rsid="001c8e71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TE_5</text:p>
      <text:p text:style-name="P1"/>
      <text:p text:style-name="P1"><draw:frame draw:style-name="fr1" draw:name="Figura1" text:anchor-type="paragraph" svg:width="17cm" svg:height="6.576cm" draw:z-index="0"><draw:image xlink:href="Pictures/100000000000038E000001601ACC0A4DEEE7DA31.png" xlink:type="simple" xlink:show="embed" xlink:actuate="onLoad"/></draw:frame></text:p>
      <text:p text:style-name="P1"><draw:frame draw:style-name="fr1" draw:name="Figura2" text:anchor-type="paragraph" svg:width="17cm" svg:height="4.496cm" draw:z-index="1"><draw:image xlink:href="Pictures/10000000000003B1000000FAA7E72503960959D6.png" xlink:type="simple" xlink:show="embed" xlink:actuate="onLoad"/></draw:frame></text:p>
      <text:p text:style-name="P1"/>
      <text:p text:style-name="P1"><draw:frame draw:style-name="fr1" draw:name="Figura3" text:anchor-type="paragraph" svg:width="17cm" svg:height="3.928cm" draw:z-index="2"><draw:image xlink:href="Pictures/100000000000043E000000FB1EA088ADF29EAC16.png" xlink:type="simple" xlink:show="embed" xlink:actuate="onLoad"/></draw:frame></text:p>
      <text:p text:style-name="P1"/>
      <text:p text:style-name="P1"><draw:frame draw:style-name="fr1" draw:name="Figura4" text:anchor-type="paragraph" svg:width="17cm" svg:height="2.2cm" draw:z-index="3"><draw:image xlink:href="Pictures/10000000000004410000008DBA6B242B2312357D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6M55S</meta:editing-duration>
    <meta:editing-cycles>4</meta:editing-cycles>
    <meta:generator>LibreOffice/5.3.1.2$Windows_X86_64 LibreOffice_project/e80a0e0fd1875e1696614d24c32df0f95f03deb2</meta:generator>
    <dc:date>2018-03-07T14:38:04.232000000</dc:date>
    <meta:document-statistic meta:table-count="0" meta:image-count="4" meta:object-count="0" meta:page-count="1" meta:paragraph-count="1" meta:word-count="1" meta:character-count="7" meta:non-whitespace-character-count="7"/>
    <meta:user-defined meta:name="Info 1"/>
    <meta:user-defined meta:name="Info 2"/>
    <meta:user-defined meta:name="Info 3"/>
    <meta:user-defined meta:name="Info 4"/>
  </office:meta>
</office:document-meta>
</file>